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" table:style-name="ta1">
        <table:shapes>
          <draw:frame draw:z-index="0" draw:style-name="gr1" draw:text-style-name="P1" svg:width="15.999cm" svg:height="8.999cm" svg:x="6.874cm" svg:y="0.1cm">
            <draw:object draw:notify-on-update-of-ranges="chart.A1:chart.A1 chart.A2:chart.A7 chart.B1:chart.B1 chart.B2:chart.B7 chart.C1:chart.C1 chart.C2:chart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00/00/00</text:date>, <text:time style:data-style-name="N2" text:time-value="21:46:05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2-03-03T21:54:05.683000000</dc:date>
    <meta:editing-duration>PT8M20S</meta:editing-duration>
    <meta:editing-cycles>3</meta:editing-cycles>
    <meta:document-statistic meta:table-count="1" meta:cell-count="2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4.142cm" svg:y="3.955cm" style:legend-expansion="high" chart:style-name="ch2"/>
        <chart:plot-area chart:style-name="ch3" table:cell-range-address="chart.A1:chart.C7" chart:data-source-has-labels="both" svg:x="0.32cm" svg:y="0.18cm" svg:width="13.502cm" svg:height="8.64cm">
          <chartooo:coordinate-region svg:x="3.737cm" svg:y="1.152cm" svg:width="6.697cm" svg:height="6.697cm"/>
          <chart:axis chart:dimension="x" chart:name="primary-x" chart:style-name="ch4" chartooo:axis-type="auto">
            <chartooo:date-scale/>
            <chart:categories table:cell-range-address="chart.A2:chart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rt.B2:chart.B7" chart:label-cell-address="chart.B1:chart.B1" chart:class="chart:radar">
            <chart:data-point chart:repeated="6"/>
          </chart:series>
          <chart:series chart:style-name="ch7" chart:values-cell-range-address="chart.C2:chart.C7" chart:label-cell-address="chart.C1:chart.C1" chart:class="chart:rad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</text:p>
                <draw:g>
                  <svg:desc>chart.B1:chart.B1</svg:desc>
                </draw:g>
              </table:table-cell>
              <table:table-cell office:value-type="string">
                <text:p>bar</text:p>
                <draw:g>
                  <svg:desc>chart.C1:char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chart.A2:chart.A7</svg:desc>
                </draw:g>
              </table:table-cell>
              <table:table-cell office:value-type="float" office:value="8">
                <text:p>8</text:p>
                <draw:g>
                  <svg:desc>chart.B2:chart.B7</svg:desc>
                </draw:g>
              </table:table-cell>
              <table:table-cell office:value-type="float" office:value="3">
                <text:p>3</text:p>
                <draw:g>
                  <svg:desc>chart.C2:chart.C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